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1.274cm" fo:min-width="1.02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42cm"/>
    </style:style>
    <style:style style:name="gr6" style:family="graphic" style:parent-style-name="standard">
      <style:graphic-properties draw:fill="solid" draw:fill-color="#99ff66" draw:textarea-horizontal-align="justify" draw:textarea-vertical-align="middle" draw:auto-grow-height="false" fo:min-height="1.274cm" fo:min-width="1.0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2.736cm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1.274cm" fo:min-width="1.0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38cm"/>
    </style:style>
    <style:style style:name="gr12" style:family="graphic" style:parent-style-name="standard">
      <style:graphic-properties draw:fill="solid" draw:fill-color="#c5000b" draw:textarea-horizontal-align="justify" draw:textarea-vertical-align="middle" draw:auto-grow-height="false" fo:min-height="1.274cm" fo:min-width="1.0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1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02cm"/>
    </style:style>
    <style:style style:name="gr15" style:family="graphic" style:parent-style-name="standard">
      <style:graphic-properties draw:fill="solid" draw:fill-color="#ffff66" draw:textarea-horizontal-align="justify" draw:textarea-vertical-align="middle" draw:auto-grow-height="false" fo:min-height="1.274cm" fo:min-width="1.02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4.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4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9.6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21cm"/>
    </style:style>
    <style:style style:name="gr20" style:family="graphic" style:parent-style-name="standard">
      <style:graphic-properties draw:textarea-horizontal-align="justify" draw:textarea-vertical-align="middle" draw:auto-grow-height="false" fo:min-height="1.274cm" fo:min-width="1.02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fill="hatch" draw:fill-hatch-name="Red_20_Crossed_20_45_20_Degrees" draw:textarea-horizontal-align="justify" draw:textarea-vertical-align="middle" draw:auto-grow-height="false" fo:min-height="1.274cm" fo:min-width="1.02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</style:style>
    <style:style style:name="gr24" style:family="graphic">
      <style:graphic-properties draw:fill="solid" draw:fill-color="#dddddd" draw:textarea-horizontal-align="justify" draw:textarea-vertical-align="middle" draw:auto-grow-height="false" fo:min-height="1.274cm" fo:min-width="1.024cm"/>
    </style:style>
    <style:style style:name="gr25" style:family="graphic">
      <style:graphic-properties draw:fill="hatch" draw:fill-hatch-name="Red_20_Crossed_20_45_20_Degrees" draw:textarea-horizontal-align="justify" draw:textarea-vertical-align="middle" draw:auto-grow-height="false" fo:min-height="1.274cm" fo:min-width="1.02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28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iority Queu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nordered Arra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1" draw:layer="layout" svg:width="1.524cm" svg:height="1.524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6.60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8.89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1.176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3.462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5.748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8.034cm" svg:y="4.31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578cm" svg:height="0.962cm" svg:x="4.572cm" svg:y="2.032cm">
          <draw:text-box>
            <text:p>Keep max 7 items</text:p>
          </draw:text-box>
        </draw:frame>
        <draw:frame draw:style-name="gr4" draw:layer="layout" svg:width="2.619cm" svg:height="0.962cm" svg:x="4.572cm" svg:y="8.382cm">
          <draw:text-box>
            <text:p>Insert 7</text:p>
          </draw:text-box>
        </draw:frame>
        <draw:frame draw:style-name="gr5" draw:layer="layout" svg:width="0.642cm" svg:height="0.962cm" svg:x="5.08cm" svg:y="6.096cm">
          <draw:text-box>
            <text:p>i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6" draw:text-style-name="P1" draw:layer="layout" svg:width="1.524cm" svg:height="1.524cm" svg:x="4.572cm" svg:y="4.31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6.60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8.89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1.176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3.462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5.748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8.034cm" svg:y="4.31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><text:span text:style-name="T1">Keep max 7 items</text:span></text:p>
          </draw:text-box>
        </draw:frame>
        <draw:frame draw:style-name="gr4" draw:text-style-name="P2" draw:layer="layout" svg:width="2.619cm" svg:height="0.962cm" svg:x="4.572cm" svg:y="8.382cm">
          <draw:text-box>
            <text:p><text:span text:style-name="T1">Insert 2</text:span></text:p>
          </draw:text-box>
        </draw:frame>
        <draw:frame draw:style-name="gr5" draw:text-style-name="P2" draw:layer="layout" svg:width="0.642cm" svg:height="0.962cm" svg:x="7.112cm" svg:y="6.096cm">
          <draw:text-box>
            <text:p><text:span text:style-name="T1">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6" draw:text-style-name="P4" draw:layer="layout" svg:width="1.524cm" svg:height="1.524cm" svg:x="4.572cm" svg:y="4.3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1.524cm" svg:x="6.604cm" svg:y="4.31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8.89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1.176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3.462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5.748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8.034cm" svg:y="4.31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><text:span text:style-name="T1">Keep max 7 items</text:span></text:p>
          </draw:text-box>
        </draw:frame>
        <draw:frame draw:style-name="gr4" draw:text-style-name="P2" draw:layer="layout" svg:width="2.619cm" svg:height="0.962cm" svg:x="4.572cm" svg:y="8.382cm">
          <draw:text-box>
            <text:p><text:span text:style-name="T1">Insert 6</text:span></text:p>
          </draw:text-box>
        </draw:frame>
        <draw:frame draw:style-name="gr5" draw:text-style-name="P2" draw:layer="layout" svg:width="0.642cm" svg:height="0.962cm" svg:x="7.112cm" svg:y="6.096cm">
          <draw:text-box>
            <text:p><text:span text:style-name="T1">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6" draw:text-style-name="P4" draw:layer="layout" svg:width="1.524cm" svg:height="1.524cm" svg:x="4.572cm" svg:y="4.3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6.604cm" svg:y="4.31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1.524cm" svg:x="8.89cm" svg:y="4.31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1.176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3.462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5.748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8.034cm" svg:y="4.31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><text:span text:style-name="T1">Keep max 7 items</text:span></text:p>
          </draw:text-box>
        </draw:frame>
        <draw:frame draw:style-name="gr7" draw:text-style-name="P2" draw:layer="layout" svg:width="4.028cm" svg:height="0.962cm" svg:x="4.572cm" svg:y="8.382cm">
          <draw:text-box>
            <text:p><text:span text:style-name="T1">Insert others</text:span></text:p>
          </draw:text-box>
        </draw:frame>
        <draw:frame draw:style-name="gr5" draw:text-style-name="P2" draw:layer="layout" svg:width="0.642cm" svg:height="0.962cm" svg:x="11.684cm" svg:y="5.896cm">
          <draw:text-box>
            <text:p><text:span text:style-name="T1">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6" draw:text-style-name="P4" draw:layer="layout" svg:width="1.524cm" svg:height="1.524cm" svg:x="4.572cm" svg:y="4.3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6.604cm" svg:y="4.31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8.89cm" svg:y="4.31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1.524cm" svg:x="11.176cm" svg:y="4.318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1.524cm" svg:x="13.462cm" svg:y="4.31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1.524cm" svg:x="15.748cm" svg:y="4.318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8.034cm" svg:y="4.31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><text:span text:style-name="T1">Keep max 7 items</text:span></text:p>
          </draw:text-box>
        </draw:frame>
        <draw:frame draw:style-name="gr8" draw:text-style-name="P2" draw:layer="layout" svg:width="7.059cm" svg:height="2.384cm" svg:x="4.572cm" svg:y="8.382cm">
          <draw:text-box>
            <text:p><text:span text:style-name="T1">After inserting 10, 3, 15</text:span></text:p>
            <text:p><text:span text:style-name="T1"/></text:p>
            <text:p><text:span text:style-name="T1">Insert 8</text:span></text:p>
          </draw:text-box>
        </draw:frame>
        <draw:frame draw:style-name="gr5" draw:text-style-name="P2" draw:layer="layout" svg:width="0.642cm" svg:height="0.962cm" svg:x="18.542cm" svg:y="5.896cm">
          <draw:text-box>
            <text:p><text:span text:style-name="T1">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6" draw:text-style-name="P4" draw:layer="layout" svg:width="1.524cm" svg:height="1.524cm" svg:x="4.572cm" svg:y="4.3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6.604cm" svg:y="4.31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8.89cm" svg:y="4.31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1.176cm" svg:y="4.31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3.462cm" svg:y="4.31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5.748cm" svg:y="4.318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1.524cm" svg:x="18.034cm" svg:y="4.318cm">
          <text:p text:style-name="P1">8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><text:span text:style-name="T1">Keep max 7 items</text:span></text:p>
          </draw:text-box>
        </draw:frame>
        <draw:frame draw:style-name="gr9" draw:text-style-name="P2" draw:layer="layout" svg:width="13.236cm" svg:height="4.517cm" svg:x="4.572cm" svg:y="8.382cm">
          <draw:text-box>
            <text:p><text:span text:style-name="T1">Queue now holds max 7 items.</text:span></text:p>
            <text:p><text:span text:style-name="T1"/></text:p>
            <text:p><text:span text:style-name="T1"/></text:p>
            <text:p><text:span text:style-name="T1">What happens if we keep inserting? Let's see</text:span></text:p>
            <text:p><text:span text:style-name="T1"/></text:p>
            <text:p><text:span text:style-name="T1">Insert 5</text:span></text:p>
          </draw:text-box>
        </draw:frame>
        <draw:frame draw:style-name="gr5" draw:text-style-name="P2" draw:layer="layout" svg:width="0.642cm" svg:height="0.962cm" svg:x="20.44cm" svg:y="5.842cm">
          <draw:text-box>
            <text:p><text:span text:style-name="T1">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0" draw:text-style-name="P4" draw:layer="layout" svg:width="1.524cm" svg:height="1.524cm" svg:x="4.572cm" svg:y="4.3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6.604cm" svg:y="4.31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8.89cm" svg:y="4.31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1.176cm" svg:y="4.31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3.462cm" svg:y="4.31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5.748cm" svg:y="4.318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8.034cm" svg:y="4.318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><text:span text:style-name="T1">Keep max 7 items</text:span></text:p>
          </draw:text-box>
        </draw:frame>
        <draw:frame draw:style-name="gr5" draw:text-style-name="P2" draw:layer="layout" svg:width="0.642cm" svg:height="0.962cm" svg:x="4.946cm" svg:y="6.096cm">
          <draw:text-box>
            <text:p><text:span text:style-name="T1">j</text:span></text:p>
          </draw:text-box>
        </draw:frame>
        <draw:frame draw:style-name="gr11" draw:layer="layout" svg:width="3.838cm" svg:height="0.962cm" svg:x="4.544cm" svg:y="9.144cm">
          <draw:text-box>
            <text:p>Find a[j] &lt; 5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6" draw:text-style-name="P4" draw:layer="layout" svg:width="1.524cm" svg:height="1.524cm" svg:x="4.572cm" svg:y="4.3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6.604cm" svg:y="4.31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8.89cm" svg:y="4.31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1.176cm" svg:y="4.31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3.462cm" svg:y="4.31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5.748cm" svg:y="4.318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8.034cm" svg:y="4.318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><text:span text:style-name="T1">Keep max 7 items</text:span></text:p>
          </draw:text-box>
        </draw:frame>
        <draw:frame draw:style-name="gr5" draw:text-style-name="P2" draw:layer="layout" svg:width="0.642cm" svg:height="0.962cm" svg:x="6.978cm" svg:y="6.096cm">
          <draw:text-box>
            <text:p><text:span text:style-name="T1">j</text:span></text:p>
          </draw:text-box>
        </draw:frame>
        <draw:frame draw:style-name="gr11" draw:text-style-name="P2" draw:layer="layout" svg:width="3.838cm" svg:height="0.962cm" svg:x="4.544cm" svg:y="9.144cm">
          <draw:text-box>
            <text:p><text:span text:style-name="T1">Find a[j] &lt; 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6" draw:text-style-name="P4" draw:layer="layout" svg:width="1.524cm" svg:height="1.524cm" svg:x="4.572cm" svg:y="4.3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524cm" svg:height="1.524cm" svg:x="6.604cm" svg:y="4.31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8.89cm" svg:y="4.31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1.176cm" svg:y="4.31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3.462cm" svg:y="4.31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5.748cm" svg:y="4.318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8.034cm" svg:y="4.318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><text:span text:style-name="T1">Keep max 7 items</text:span></text:p>
          </draw:text-box>
        </draw:frame>
        <draw:frame draw:style-name="gr5" draw:text-style-name="P2" draw:layer="layout" svg:width="0.642cm" svg:height="0.962cm" svg:x="6.978cm" svg:y="6.096cm">
          <draw:text-box>
            <text:p><text:span text:style-name="T1">j</text:span></text:p>
          </draw:text-box>
        </draw:frame>
        <draw:frame draw:style-name="gr11" draw:text-style-name="P2" draw:layer="layout" svg:width="3.838cm" svg:height="0.962cm" svg:x="4.544cm" svg:y="9.144cm">
          <draw:text-box>
            <text:p><text:span text:style-name="T1">Find a[j] &lt; 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6" draw:text-style-name="P4" draw:layer="layout" svg:width="1.524cm" svg:height="1.524cm" svg:x="4.572cm" svg:y="4.3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524cm" svg:height="1.524cm" svg:x="6.604cm" svg:y="4.31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8.89cm" svg:y="4.31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1.176cm" svg:y="4.31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3.462cm" svg:y="4.31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5.748cm" svg:y="4.318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8.034cm" svg:y="4.318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><text:span text:style-name="T1">Keep max 7 items</text:span></text:p>
          </draw:text-box>
        </draw:frame>
        <draw:frame draw:style-name="gr5" draw:text-style-name="P2" draw:layer="layout" svg:width="0.642cm" svg:height="0.962cm" svg:x="6.978cm" svg:y="6.096cm">
          <draw:text-box>
            <text:p><text:span text:style-name="T1">j</text:span></text:p>
          </draw:text-box>
        </draw:frame>
        <draw:frame draw:style-name="gr13" draw:text-style-name="P2" draw:layer="layout" svg:width="4.655cm" svg:height="2.384cm" svg:x="4.544cm" svg:y="9.144cm">
          <draw:text-box>
            <text:p><text:span text:style-name="T1">a[j] &lt; 5</text:span></text:p>
            <text:p><text:span text:style-name="T1"/></text:p>
            <text:p><text:span text:style-name="T1">Replace with 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6" draw:text-style-name="P4" draw:layer="layout" svg:width="1.524cm" svg:height="1.524cm" svg:x="4.572cm" svg:y="4.3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6.604cm" svg:y="4.31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8.89cm" svg:y="4.31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1.176cm" svg:y="4.31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3.462cm" svg:y="4.31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5.748cm" svg:y="4.318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8.034cm" svg:y="4.318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><text:span text:style-name="T1">Keep max 7 items</text:span></text:p>
          </draw:text-box>
        </draw:frame>
        <draw:frame draw:style-name="gr5" draw:text-style-name="P2" draw:layer="layout" svg:width="0.642cm" svg:height="0.962cm" svg:x="6.978cm" svg:y="6.096cm">
          <draw:text-box>
            <text:p><text:span text:style-name="T1">j</text:span></text:p>
          </draw:text-box>
        </draw:frame>
        <draw:frame draw:style-name="gr13" draw:text-style-name="P2" draw:layer="layout" svg:width="4.655cm" svg:height="2.384cm" svg:x="4.544cm" svg:y="9.144cm">
          <draw:text-box>
            <text:p><text:span text:style-name="T1">a[j] &lt; 5</text:span></text:p>
            <text:p><text:span text:style-name="T1"/></text:p>
            <text:p><text:span text:style-name="T1">Replace with 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6" draw:text-style-name="P4" draw:layer="layout" svg:width="1.524cm" svg:height="1.524cm" svg:x="4.572cm" svg:y="4.3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6.604cm" svg:y="4.31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8.89cm" svg:y="4.31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1.176cm" svg:y="4.31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3.462cm" svg:y="4.31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5.748cm" svg:y="4.318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8.034cm" svg:y="4.318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><text:span text:style-name="T1">Keep max 7 items</text:span></text:p>
          </draw:text-box>
        </draw:frame>
        <draw:frame draw:style-name="gr14" draw:text-style-name="P2" draw:layer="layout" svg:width="5.802cm" svg:height="0.962cm" svg:x="4.544cm" svg:y="9.144cm">
          <draw:text-box>
            <text:p><text:span text:style-name="T1">Let's insert 5 ag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0" draw:text-style-name="P4" draw:layer="layout" svg:width="1.524cm" svg:height="1.524cm" svg:x="4.572cm" svg:y="4.3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6.604cm" svg:y="4.31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8.89cm" svg:y="4.31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1.176cm" svg:y="4.31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3.462cm" svg:y="4.31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5.748cm" svg:y="4.318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8.034cm" svg:y="4.318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><text:span text:style-name="T1">Keep max 7 items</text:span></text:p>
          </draw:text-box>
        </draw:frame>
        <draw:frame draw:style-name="gr14" draw:text-style-name="P2" draw:layer="layout" svg:width="5.802cm" svg:height="0.962cm" svg:x="4.544cm" svg:y="9.144cm">
          <draw:text-box>
            <text:p><text:span text:style-name="T1">Let's insert 5 again</text:span></text:p>
          </draw:text-box>
        </draw:frame>
        <draw:frame draw:style-name="gr5" draw:layer="layout" svg:width="0.642cm" svg:height="0.962cm" svg:x="5.08cm" svg:y="6.15cm">
          <draw:text-box>
            <text:p>j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6" draw:text-style-name="P4" draw:layer="layout" svg:width="1.524cm" svg:height="1.524cm" svg:x="4.572cm" svg:y="4.3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6.604cm" svg:y="4.31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8.89cm" svg:y="4.31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1.176cm" svg:y="4.31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3.462cm" svg:y="4.31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5.748cm" svg:y="4.318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8.034cm" svg:y="4.318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><text:span text:style-name="T1">Keep max 7 items</text:span></text:p>
          </draw:text-box>
        </draw:frame>
        <draw:frame draw:style-name="gr14" draw:text-style-name="P2" draw:layer="layout" svg:width="5.802cm" svg:height="0.962cm" svg:x="4.544cm" svg:y="9.144cm">
          <draw:text-box>
            <text:p><text:span text:style-name="T1">Let's insert 5 again</text:span></text:p>
          </draw:text-box>
        </draw:frame>
        <draw:frame draw:style-name="gr5" draw:text-style-name="P2" draw:layer="layout" svg:width="0.642cm" svg:height="0.962cm" svg:x="7.112cm" svg:y="6.15cm">
          <draw:text-box>
            <text:p><text:span text:style-name="T1">j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6" draw:text-style-name="P4" draw:layer="layout" svg:width="1.524cm" svg:height="1.524cm" svg:x="4.572cm" svg:y="4.3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524cm" svg:height="1.524cm" svg:x="6.604cm" svg:y="4.31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8.89cm" svg:y="4.31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1.176cm" svg:y="4.31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3.462cm" svg:y="4.31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5.748cm" svg:y="4.318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8.034cm" svg:y="4.318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><text:span text:style-name="T1">Keep max 7 items</text:span></text:p>
          </draw:text-box>
        </draw:frame>
        <draw:frame draw:style-name="gr16" draw:text-style-name="P2" draw:layer="layout" svg:width="14.76cm" svg:height="5.228cm" svg:x="4.544cm" svg:y="9.144cm">
          <draw:text-box>
            <text:p><text:span text:style-name="T1">Implementation differences</text:span></text:p>
            <text:p><text:span text:style-name="T1"/></text:p>
            <text:p><text:span text:style-name="T1">If we don't want duplicates, then “insert” where a[j] </text:span></text:p>
            <text:p><text:span text:style-name="T1">equals insertion value</text:span></text:p>
            <text:p><text:span text:style-name="T1"/></text:p>
            <text:p><text:span text:style-name="T1"/></text:p>
            <text:p><text:span text:style-name="T1">For this run, let's assume we can have duplicates</text:span></text:p>
          </draw:text-box>
        </draw:frame>
        <draw:frame draw:style-name="gr5" draw:text-style-name="P2" draw:layer="layout" svg:width="0.642cm" svg:height="0.962cm" svg:x="7.112cm" svg:y="6.15cm">
          <draw:text-box>
            <text:p><text:span text:style-name="T1">j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6" draw:text-style-name="P4" draw:layer="layout" svg:width="1.524cm" svg:height="1.524cm" svg:x="4.572cm" svg:y="4.3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6.604cm" svg:y="4.31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8.89cm" svg:y="4.31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1.176cm" svg:y="4.31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3.462cm" svg:y="4.31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5.748cm" svg:y="4.318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8.034cm" svg:y="4.318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><text:span text:style-name="T1">Keep max 7 items</text:span></text:p>
          </draw:text-box>
        </draw:frame>
        <draw:frame draw:style-name="gr5" draw:text-style-name="P2" draw:layer="layout" svg:width="0.642cm" svg:height="0.962cm" svg:x="11.684cm" svg:y="5.896cm">
          <draw:text-box>
            <text:p><text:span text:style-name="T1">j</text:span></text:p>
          </draw:text-box>
        </draw:frame>
        <draw:frame draw:style-name="gr17" draw:layer="layout" svg:width="11.847cm" svg:height="0.962cm" svg:x="5.08cm" svg:y="8.89cm">
          <draw:text-box>
            <text:p>Still trying to find place to put duplicate 5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6" draw:text-style-name="P4" draw:layer="layout" svg:width="1.524cm" svg:height="1.524cm" svg:x="4.572cm" svg:y="4.3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6.604cm" svg:y="4.31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8.89cm" svg:y="4.31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1.176cm" svg:y="4.31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3.462cm" svg:y="4.31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5.748cm" svg:y="4.318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8.034cm" svg:y="4.318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><text:span text:style-name="T1">Keep max 7 items</text:span></text:p>
          </draw:text-box>
        </draw:frame>
        <draw:frame draw:style-name="gr5" draw:text-style-name="P2" draw:layer="layout" svg:width="0.642cm" svg:height="0.962cm" svg:x="13.97cm" svg:y="6.096cm">
          <draw:text-box>
            <text:p><text:span text:style-name="T1">j</text:span></text:p>
          </draw:text-box>
        </draw:frame>
        <draw:frame draw:style-name="gr17" draw:text-style-name="P2" draw:layer="layout" svg:width="11.847cm" svg:height="0.962cm" svg:x="5.08cm" svg:y="8.89cm">
          <draw:text-box>
            <text:p><text:span text:style-name="T1">Still trying to find place to put duplicate 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6" draw:text-style-name="P4" draw:layer="layout" svg:width="1.524cm" svg:height="1.524cm" svg:x="4.572cm" svg:y="4.3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6.604cm" svg:y="4.31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8.89cm" svg:y="4.31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1.176cm" svg:y="4.31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524cm" svg:height="1.524cm" svg:x="13.462cm" svg:y="4.31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5.748cm" svg:y="4.318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8.034cm" svg:y="4.318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><text:span text:style-name="T1">Keep max 7 items</text:span></text:p>
          </draw:text-box>
        </draw:frame>
        <draw:frame draw:style-name="gr5" draw:text-style-name="P2" draw:layer="layout" svg:width="0.642cm" svg:height="0.962cm" svg:x="13.97cm" svg:y="6.096cm">
          <draw:text-box>
            <text:p><text:span text:style-name="T1">j</text:span></text:p>
          </draw:text-box>
        </draw:frame>
        <draw:frame draw:style-name="gr17" draw:text-style-name="P2" draw:layer="layout" svg:width="11.847cm" svg:height="0.962cm" svg:x="5.08cm" svg:y="8.89cm">
          <draw:text-box>
            <text:p><text:span text:style-name="T1">Still trying to find place to put duplicate 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6" draw:text-style-name="P4" draw:layer="layout" svg:width="1.524cm" svg:height="1.524cm" svg:x="4.572cm" svg:y="4.3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6.604cm" svg:y="4.31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8.89cm" svg:y="4.31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1.176cm" svg:y="4.31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3.462cm" svg:y="4.31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5.748cm" svg:y="4.318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8.034cm" svg:y="4.318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><text:span text:style-name="T1">Keep max 7 items</text:span></text:p>
          </draw:text-box>
        </draw:frame>
        <draw:frame draw:style-name="gr5" draw:text-style-name="P2" draw:layer="layout" svg:width="0.642cm" svg:height="0.962cm" svg:x="13.97cm" svg:y="6.096cm">
          <draw:text-box>
            <text:p><text:span text:style-name="T1">j</text:span></text:p>
          </draw:text-box>
        </draw:frame>
        <draw:frame draw:style-name="gr18" draw:text-style-name="P2" draw:layer="layout" svg:width="20.174cm" svg:height="3.095cm" svg:x="5.08cm" svg:y="8.89cm">
          <draw:text-box>
            <text:p><text:span text:style-name="T1">Replace 3 with 5</text:span></text:p>
            <text:p><text:span text:style-name="T1"/></text:p>
            <text:p><text:span text:style-name="T1">Now let's insert 5 one more time. In this case, j will run off edge before</text:span></text:p>
            <text:p><text:span text:style-name="T1">We find a place to inse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6" draw:text-style-name="P4" draw:layer="layout" svg:width="1.524cm" svg:height="1.524cm" svg:x="4.572cm" svg:y="4.3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6.604cm" svg:y="4.31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8.89cm" svg:y="4.31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1.176cm" svg:y="4.31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3.462cm" svg:y="4.31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5.748cm" svg:y="4.318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4cm" svg:height="1.524cm" svg:x="18.034cm" svg:y="4.318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><text:span text:style-name="T1">Keep max 7 items</text:span></text:p>
          </draw:text-box>
        </draw:frame>
        <draw:frame draw:style-name="gr5" draw:text-style-name="P2" draw:layer="layout" svg:width="0.642cm" svg:height="0.962cm" svg:x="16.376cm" svg:y="6.096cm">
          <draw:text-box>
            <text:p><text:span text:style-name="T1">j</text:span></text:p>
          </draw:text-box>
        </draw:frame>
        <draw:frame draw:style-name="gr17" draw:text-style-name="P2" draw:layer="layout" svg:width="11.847cm" svg:height="0.962cm" svg:x="5.08cm" svg:y="8.89cm">
          <draw:text-box>
            <text:p><text:span text:style-name="T1">Still trying to find place to put duplicate 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6" draw:text-style-name="P4" draw:layer="layout" svg:width="1.524cm" svg:height="1.524cm" svg:x="4.572cm" svg:y="4.3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6.604cm" svg:y="4.31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8.89cm" svg:y="4.31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1.176cm" svg:y="4.31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3.462cm" svg:y="4.31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5.748cm" svg:y="4.318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8.034cm" svg:y="4.318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><text:span text:style-name="T1">Keep max 7 items</text:span></text:p>
          </draw:text-box>
        </draw:frame>
        <draw:frame draw:style-name="gr5" draw:text-style-name="P2" draw:layer="layout" svg:width="0.642cm" svg:height="0.962cm" svg:x="18.542cm" svg:y="6.096cm">
          <draw:text-box>
            <text:p><text:span text:style-name="T1">j</text:span></text:p>
          </draw:text-box>
        </draw:frame>
        <draw:frame draw:style-name="gr17" draw:text-style-name="P2" draw:layer="layout" svg:width="11.847cm" svg:height="0.962cm" svg:x="5.08cm" svg:y="8.89cm">
          <draw:text-box>
            <text:p><text:span text:style-name="T1">Still trying to find place to put duplicate 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6" draw:text-style-name="P4" draw:layer="layout" svg:width="1.524cm" svg:height="1.524cm" svg:x="4.572cm" svg:y="4.3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6.604cm" svg:y="4.31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8.89cm" svg:y="4.31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1.176cm" svg:y="4.31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3.462cm" svg:y="4.31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5.748cm" svg:y="4.318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8.034cm" svg:y="4.318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><text:span text:style-name="T1">Keep max 7 items</text:span></text:p>
          </draw:text-box>
        </draw:frame>
        <draw:frame draw:style-name="gr5" draw:text-style-name="P2" draw:layer="layout" svg:width="0.642cm" svg:height="0.962cm" svg:x="20.574cm" svg:y="6.096cm">
          <draw:text-box>
            <text:p><text:span text:style-name="T1">j</text:span></text:p>
          </draw:text-box>
        </draw:frame>
        <draw:frame draw:style-name="gr19" draw:text-style-name="P2" draw:layer="layout" svg:width="7.821cm" svg:height="0.962cm" svg:x="5.08cm" svg:y="8.89cm">
          <draw:text-box>
            <text:p><text:span text:style-name="T1">Ran off the edge! Oh well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He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ing with a fixed size heap</text:p>
              </text:list-item>
              <text:list-item>
                <text:p>If you only want the top 10 items, why store more?</text:p>
              </text:list-item>
              <text:list-item>
                <text:p>Uses fixed size array and three main methods – swim, sink, delMin, max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20" draw:text-style-name="P1" draw:layer="layout" svg:width="1.524cm" svg:height="1.524cm" svg:x="3.81cm" svg:y="2.0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524cm" svg:height="1.524cm" svg:x="6.35cm" svg:y="2.0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524cm" svg:height="1.524cm" svg:x="8.636cm" svg:y="2.0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524cm" svg:height="1.524cm" svg:x="10.922cm" svg:y="2.0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524cm" svg:height="1.524cm" svg:x="13.462cm" svg:y="2.032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13.782cm" svg:height="0.962cm" svg:x="2.22cm" svg:y="0.508cm">
          <draw:text-box>
            <text:p>Problem: 1 million numbers, we only want top 5</text:p>
          </draw:text-box>
        </draw:frame>
        <draw:frame draw:style-name="gr21" draw:layer="layout" svg:width="21.923cm" svg:height="0.962cm" svg:x="2.286cm" svg:y="4.826cm">
          <draw:text-box>
            <text:p>Create the array that will be the heap. Should be 1 higher for easy arithmetic</text:p>
          </draw:text-box>
        </draw:frame>
        <draw:custom-shape draw:style-name="gr20" draw:text-style-name="P1" draw:layer="layout" svg:width="1.524cm" svg:height="1.524cm" svg:x="1.778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3.556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6.096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8.382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0.668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3.208cm" svg:y="8.12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524cm" svg:height="1.524cm" svg:x="1.524cm" svg:y="8.128cm">
          <text:p/>
          <draw:enhanced-geometry svg:viewBox="0 0 21600 21600" draw:type="rectangle" draw:enhanced-path="M 0 0 L 21600 0 21600 21600 0 21600 0 0 Z N"/>
        </draw:custom-shape>
        <draw:frame draw:style-name="gr23" draw:layer="layout" svg:width="0.853cm" svg:height="1.673cm" svg:x="1.941cm" svg:y="6.963cm">
          <draw:text-box>
            <text:p>0</text:p>
            <text:p/>
          </draw:text-box>
        </draw:frame>
        <draw:frame draw:style-name="gr23" draw:layer="layout" svg:width="0.853cm" svg:height="1.673cm" svg:x="3.81cm" svg:y="7.112cm">
          <draw:text-box>
            <text:p>1</text:p>
            <text:p/>
          </draw:text-box>
        </draw:frame>
        <draw:frame draw:style-name="gr23" draw:layer="layout" svg:width="0.853cm" svg:height="1.673cm" svg:x="6.35cm" svg:y="6.963cm">
          <draw:text-box>
            <text:p>2</text:p>
            <text:p/>
          </draw:text-box>
        </draw:frame>
        <draw:frame draw:style-name="gr23" draw:layer="layout" svg:width="0.853cm" svg:height="1.673cm" svg:x="8.799cm" svg:y="7.112cm">
          <draw:text-box>
            <text:p>3</text:p>
            <text:p/>
          </draw:text-box>
        </draw:frame>
        <draw:frame draw:style-name="gr23" draw:layer="layout" svg:width="0.853cm" svg:height="1.673cm" svg:x="11.176cm" svg:y="7.112cm">
          <draw:text-box>
            <text:p>4</text:p>
            <text:p/>
          </draw:text-box>
        </draw:frame>
        <draw:frame draw:style-name="gr23" draw:layer="layout" svg:width="0.853cm" svg:height="1.673cm" svg:x="13.625cm" svg:y="7.112cm">
          <draw:text-box>
            <text:p>5</text:p>
            <text:p/>
          </draw:text-box>
        </draw:frame>
        <draw:frame draw:style-name="gr21" draw:layer="layout" svg:width="21.902cm" svg:height="3.095cm" svg:x="1.778cm" svg:y="11.43cm">
          <draw:text-box>
            <text:p>We need only a single variable for insertion point and size. Do you see why?</text:p>
            <text:p>Hint: There are no spaces in a heap.</text:p>
            <text:p/>
            <text:p>Let's insert some stuff.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21" draw:text-style-name="P2" draw:layer="layout" svg:width="13.782cm" svg:height="0.962cm" svg:x="2.22cm" svg:y="0.508cm">
          <draw:text-box>
            <text:p text:style-name="P2">Problem: 1 million numbers, we only want top 5</text:p>
          </draw:text-box>
        </draw:frame>
        <draw:custom-shape draw:style-name="gr24" draw:text-style-name="P1" draw:layer="Layout" svg:width="1.524cm" svg:height="1.524cm" svg:x="3.81cm" svg:y="3.3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24cm" svg:height="1.524cm" svg:x="6.35cm" svg:y="3.3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24cm" svg:height="1.524cm" svg:x="8.636cm" svg:y="3.3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24cm" svg:height="1.524cm" svg:x="10.922cm" svg:y="3.3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24cm" svg:height="1.524cm" svg:x="13.462cm" svg:y="3.30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524cm" svg:height="1.524cm" svg:x="1.778cm" svg:y="3.302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0.853cm" svg:height="1.673cm" svg:x="2.195cm" svg:y="2.391cm">
          <draw:text-box>
            <text:p text:style-name="P2">0</text:p>
            <text:p text:style-name="P2"/>
          </draw:text-box>
        </draw:frame>
        <draw:frame draw:style-name="gr23" draw:text-style-name="P2" draw:layer="layout" svg:width="0.853cm" svg:height="1.673cm" svg:x="4.064cm" svg:y="2.286cm">
          <draw:text-box>
            <text:p text:style-name="P2">1</text:p>
            <text:p text:style-name="P2"/>
          </draw:text-box>
        </draw:frame>
        <draw:frame draw:style-name="gr23" draw:text-style-name="P2" draw:layer="layout" svg:width="0.853cm" svg:height="1.673cm" svg:x="6.604cm" svg:y="2.286cm">
          <draw:text-box>
            <text:p text:style-name="P2">2</text:p>
            <text:p text:style-name="P2"/>
          </draw:text-box>
        </draw:frame>
        <draw:frame draw:style-name="gr23" draw:text-style-name="P2" draw:layer="layout" svg:width="0.853cm" svg:height="1.673cm" svg:x="9.053cm" svg:y="2.286cm">
          <draw:text-box>
            <text:p text:style-name="P2">3</text:p>
            <text:p text:style-name="P2"/>
          </draw:text-box>
        </draw:frame>
        <draw:frame draw:style-name="gr23" draw:text-style-name="P2" draw:layer="layout" svg:width="0.853cm" svg:height="1.673cm" svg:x="11.43cm" svg:y="2.286cm">
          <draw:text-box>
            <text:p text:style-name="P2">4</text:p>
            <text:p text:style-name="P2"/>
          </draw:text-box>
        </draw:frame>
        <draw:frame draw:style-name="gr23" draw:text-style-name="P2" draw:layer="layout" svg:width="0.853cm" svg:height="1.673cm" svg:x="13.879cm" svg:y="2.286cm">
          <draw:text-box>
            <text:p text:style-name="P2">5</text:p>
            <text:p text:style-name="P2"/>
          </draw:text-box>
        </draw:frame>
        <draw:frame draw:style-name="gr26" draw:layer="layout" svg:width="1.27cm" svg:height="0.962cm" svg:x="4.064cm" svg:y="5.134cm">
          <draw:text-box>
            <text:p>s</text:p>
          </draw:text-box>
        </draw:frame>
        <draw:custom-shape draw:style-name="gr27" draw:text-style-name="P1" draw:layer="layout" svg:width="1.524cm" svg:height="1.524cm" svg:x="19.30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524cm" svg:height="1.524cm" svg:x="21.336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524cm" svg:height="1.524cm" svg:x="23.62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524cm" svg:height="1.524cm" svg:x="17.01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524cm" svg:height="1.524cm" svg:x="21.083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21.59cm" svg:y1="2.286cm" svg:x2="20.574cm" svg:y2="3.556cm">
          <text:p/>
        </draw:line>
        <draw:line draw:style-name="gr28" draw:text-style-name="P1" draw:layer="layout" svg:x1="19.558cm" svg:y1="4.572cm" svg:x2="18.034cm" svg:y2="6.096cm">
          <text:p/>
        </draw:line>
        <draw:line draw:style-name="gr28" draw:text-style-name="P1" draw:layer="layout" svg:x1="22.606cm" svg:y1="2.286cm" svg:x2="23.876cm" svg:y2="3.81cm">
          <text:p/>
        </draw:line>
        <draw:line draw:style-name="gr28" draw:text-style-name="P1" draw:layer="layout" svg:x1="21.59cm" svg:y1="6.35cm" svg:x2="20.574cm" svg:y2="4.572cm">
          <text:p/>
        </draw:lin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7T21:30:51.200000000</meta:creation-date>
    <dc:date>2015-12-30T22:03:13.446000000</dc:date>
    <meta:editing-duration>PT1H29M36S</meta:editing-duration>
    <meta:editing-cycles>6</meta:editing-cycles>
    <meta:generator>LibreOffice/4.3.5.2$Windows_x86 LibreOffice_project/3a87456aaa6a95c63eea1c1b3201acedf0751bd5</meta:generator>
    <meta:document-statistic meta:object-count="340"/>
  </office:meta>
</office:document-meta>
</file>